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co3" style:family="table-column">
      <style:table-column-properties style:column-width="2.01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22pt" style:font-size-asian="22pt" style:font-size-complex="22pt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.013cm" svg:height="5.996cm" svg:x="3.87cm" svg:y="12.9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•</text:span></text:p>
              </table:table-cell>
            </table:table-row>
            <table:table-row table:style-name="ro1">
              <table:table-cell table:style-name="ce1">
                <text:p text:style-name="P2"><text:span text:style-name="T2">•</text:span></text:p>
              </table:table-cell>
            </table:table-row>
            <table:table-row table:style-name="ro1">
              <table:table-cell table:style-name="ce1">
                <text:p text:style-name="P2"><text:span text:style-name="T2">•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41cm" svg:height="1.998cm" svg:x="8.628cm" svg:y="1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45cm" svg:height="2.002cm" svg:x="8.599cm" svg:y="18.15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045cm" svg:height="2.002cm" svg:x="8.657cm" svg:y="11.79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3" draw:layer="layout" svg:x1="4.937cm" svg:y1="13.954cm" svg:x2="8.62cm" svg:y2="12.811cm">
          <text:p/>
        </draw:line>
        <draw:line draw:style-name="gr1" draw:text-style-name="P3" draw:layer="layout" svg:x1="4.937cm" svg:y1="15.986cm" svg:x2="8.62cm" svg:y2="15.986cm">
          <text:p/>
        </draw:line>
        <draw:line draw:style-name="gr1" draw:text-style-name="P3" draw:layer="layout" svg:x1="4.937cm" svg:y1="18.018cm" svg:x2="8.62cm" svg:y2="19.2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2:22:27.338044790</meta:creation-date>
    <dc:date>2021-09-10T12:46:58.989898578</dc:date>
    <meta:editing-duration>PT24M30S</meta:editing-duration>
    <meta:editing-cycles>4</meta:editing-cycles>
    <meta:generator>LibreOffice/6.0.7.3$Linux_X86_64 LibreOffice_project/00m0$Build-3</meta:generator>
    <meta:document-statistic meta:object-count="7"/>
  </office:meta>
</office:document-meta>
</file>